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ガソリン">
            <text:p>ガソリン</text:p>
          </table:table-cell>
          <table:table-cell office:value-type="string" office:value="ガソリン">
            <text:p>ガソリン</text:p>
          </table:table-cell>
          <table:table-cell office:value-type="string" office:value="gasoline">
            <text:p>gaso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にガソリンを入れました。">
            <text:p>車にガソリンを入れました。</text:p>
          </table:table-cell>
          <table:table-cell office:value-type="string" office:value="くるま に ガソリン を いれました。">
            <text:p>くるま に ガソリン を いれました。</text:p>
          </table:table-cell>
          <table:table-cell office:value-type="string" office:value="I put gasoline in my car.">
            <text:p>I put gasoline in my car.</text:p>
          </table:table-cell>
          <table:table-cell office:value-type="string" office:value="ガソリンの価格がどんどん上がっている。">
            <text:p>ガソリンの価格がどんどん上がっている。</text:p>
          </table:table-cell>
          <table:table-cell office:value-type="string" office:value="ガソリン の かかく が どんどん あがって いる。">
            <text:p>ガソリン の かかく が どんどん あがって いる。</text:p>
          </table:table-cell>
          <table:table-cell office:value-type="string" office:value="The price of gasoline keeps going up fast.">
            <text:p>The price of gasoline keeps going up fast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ツ">
            <text:p>パンツ</text:p>
          </table:table-cell>
          <table:table-cell office:value-type="string" office:value="パンツ">
            <text:p>パンツ</text:p>
          </table:table-cell>
          <table:table-cell office:value-type="string" office:value="pants, trousers">
            <text:p>pants, trous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スカートよりパンツが似合うね。">
            <text:p>彼女はスカートよりパンツが似合うね。</text:p>
          </table:table-cell>
          <table:table-cell office:value-type="string" office:value="かのじょ は スカート より パンツ が にあう ね。">
            <text:p>かのじょ は スカート より パンツ が にあう ね。</text:p>
          </table:table-cell>
          <table:table-cell office:value-type="string" office:value="She looks better in pants than in a skirt.">
            <text:p>She looks better in pants than in a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っくり">
            <text:p>そっくり</text:p>
          </table:table-cell>
          <table:table-cell office:value-type="string" office:value="そっくり">
            <text:p>そっくり</text:p>
          </table:table-cell>
          <table:table-cell office:value-type="string" office:value="almost identical">
            <text:p>almost ident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親子はそっくりだね。">
            <text:p>あの親子はそっくりだね。</text:p>
          </table:table-cell>
          <table:table-cell office:value-type="string" office:value="あの おやこ は そっくり だ ね。">
            <text:p>あの おやこ は そっくり だ ね。</text:p>
          </table:table-cell>
          <table:table-cell office:value-type="string" office:value="That parent and child look identical.">
            <text:p>That parent and child look identic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刺">
            <text:p>名刺</text:p>
          </table:table-cell>
          <table:table-cell office:value-type="string" office:value="めいし">
            <text:p>めいし</text:p>
          </table:table-cell>
          <table:table-cell office:value-type="string" office:value="business card, name card">
            <text:p>business card, name c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名刺を交換しました。">
            <text:p>私たちは名刺を交換しました。</text:p>
          </table:table-cell>
          <table:table-cell office:value-type="string" office:value="わたし たち は めいし を こうかん しました。">
            <text:p>わたし たち は めいし を こうかん しました。</text:p>
          </table:table-cell>
          <table:table-cell office:value-type="string" office:value="We exchanged our business cards.">
            <text:p>We exchanged our business c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ちいち">
            <text:p>いちいち</text:p>
          </table:table-cell>
          <table:table-cell office:value-type="string" office:value="いちいち">
            <text:p>いちいち</text:p>
          </table:table-cell>
          <table:table-cell office:value-type="string" office:value="every time, about everything">
            <text:p>every time, about everyt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ちいち私に指図する。">
            <text:p>彼はいちいち私に指図する。</text:p>
          </table:table-cell>
          <table:table-cell office:value-type="string" office:value="かれ は いちいち わたし に さしず する。">
            <text:p>かれ は いちいち わたし に さしず する。</text:p>
          </table:table-cell>
          <table:table-cell office:value-type="string" office:value="He always has to give me instructions on everything.">
            <text:p>He always has to give me instructions on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つこい">
            <text:p>しつこい</text:p>
          </table:table-cell>
          <table:table-cell office:value-type="string" office:value="しつこい">
            <text:p>しつこい</text:p>
          </table:table-cell>
          <table:table-cell office:value-type="string" office:value="persistent, pesky">
            <text:p>persistent, pes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しつこい迷惑メールに困っている。">
            <text:p>しつこい迷惑メールに困っている。</text:p>
          </table:table-cell>
          <table:table-cell office:value-type="string" office:value="しつこい めいわく メール に こまって いる。">
            <text:p>しつこい めいわく メール に こまって いる。</text:p>
          </table:table-cell>
          <table:table-cell office:value-type="string" office:value="I am having trouble with persistent junk mails.">
            <text:p>I am having trouble with persistent junk 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喉">
            <text:p>喉</text:p>
          </table:table-cell>
          <table:table-cell office:value-type="string" office:value="のど">
            <text:p>のど</text:p>
          </table:table-cell>
          <table:table-cell office:value-type="string" office:value="throat">
            <text:p>thro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風邪をひいて喉が痛いです。">
            <text:p>風邪をひいて喉が痛いです。</text:p>
          </table:table-cell>
          <table:table-cell office:value-type="string" office:value="かぜ を ひいて のど が いたい です。">
            <text:p>かぜ を ひいて のど が いたい です。</text:p>
          </table:table-cell>
          <table:table-cell office:value-type="string" office:value="I have a cold and a sore throat.">
            <text:p>I have a cold and a sore throat.</text:p>
          </table:table-cell>
          <table:table-cell office:value-type="string" office:value="喉が渇きました。">
            <text:p>喉が渇きました。</text:p>
          </table:table-cell>
          <table:table-cell office:value-type="string" office:value="のど が かわきました。">
            <text:p>のど が かわきました。</text:p>
          </table:table-cell>
          <table:table-cell office:value-type="string" office:value="I'm thirsty.">
            <text:p>I'm thirsty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長">
            <text:p>身長</text:p>
          </table:table-cell>
          <table:table-cell office:value-type="string" office:value="しんちょう">
            <text:p>しんちょう</text:p>
          </table:table-cell>
          <table:table-cell office:value-type="string" office:value="height">
            <text:p>he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長はどれくらいありますか。">
            <text:p>身長はどれくらいありますか。</text:p>
          </table:table-cell>
          <table:table-cell office:value-type="string" office:value="しんちょう は どれ くらい あります か。">
            <text:p>しんちょう は どれ くらい あります か。</text:p>
          </table:table-cell>
          <table:table-cell office:value-type="string" office:value="How tall are you?">
            <text:p>How tall are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で">
            <text:p>何で</text:p>
          </table:table-cell>
          <table:table-cell office:value-type="string" office:value="なんで">
            <text:p>なんで</text:p>
          </table:table-cell>
          <table:table-cell office:value-type="string" office:value="why, what for">
            <text:p>why, what for</text:p>
          </table:table-cell>
          <table:table-cell office:value-type="string" office:value="Interrogative">
            <text:p>Interrogative</text:p>
          </table:table-cell>
          <table:table-cell office:value-type="string" office:value="1">
            <text:p>1</text:p>
          </table:table-cell>
          <table:table-cell office:value-type="string" office:value="彼女は何で来ないんだろう。">
            <text:p>彼女は何で来ないんだろう。</text:p>
          </table:table-cell>
          <table:table-cell office:value-type="string" office:value="かのじょ は なんで こない ん だろう。">
            <text:p>かのじょ は なんで こない ん だろう。</text:p>
          </table:table-cell>
          <table:table-cell office:value-type="string" office:value="I wonder why she's not coming.">
            <text:p>I wonder why she's not co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噌">
            <text:p>味噌</text:p>
          </table:table-cell>
          <table:table-cell office:value-type="string" office:value="みそ">
            <text:p>みそ</text:p>
          </table:table-cell>
          <table:table-cell office:value-type="string" office:value="soybean paste">
            <text:p>soybean pas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きゅうりに味噌をつけて食べたんだ。">
            <text:p>きゅうりに味噌をつけて食べたんだ。</text:p>
          </table:table-cell>
          <table:table-cell office:value-type="string" office:value="きゅうり に みそ を つけて たべた ん だ。">
            <text:p>きゅうり に みそ を つけて たべた ん だ。</text:p>
          </table:table-cell>
          <table:table-cell office:value-type="string" office:value="I put miso on the cucumber and ate it.">
            <text:p>I put miso on the cucumber and ate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の毒">
            <text:p>気の毒</text:p>
          </table:table-cell>
          <table:table-cell office:value-type="string" office:value="きのどく">
            <text:p>きのどく</text:p>
          </table:table-cell>
          <table:table-cell office:value-type="string" office:value="pitiful, poor">
            <text:p>pitiful, poo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気の毒な生活をしている。">
            <text:p>彼らは気の毒な生活をしている。</text:p>
          </table:table-cell>
          <table:table-cell office:value-type="string" office:value="かれら は きのどくな せいかつ を して いる。">
            <text:p>かれら は きのどくな せいかつ を して いる。</text:p>
          </table:table-cell>
          <table:table-cell office:value-type="string" office:value="They have a pitiful life.">
            <text:p>They have a pitiful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っと">
            <text:p>そっと</text:p>
          </table:table-cell>
          <table:table-cell office:value-type="string" office:value="そっと">
            <text:p>そっと</text:p>
          </table:table-cell>
          <table:table-cell office:value-type="string" office:value="softly, gently">
            <text:p>softly, g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母親は娘の髪をそっとなでたの。">
            <text:p>母親は娘の髪をそっとなでたの。</text:p>
          </table:table-cell>
          <table:table-cell office:value-type="string" office:value="ははおや は むすめ の かみ を そっと なでた の。">
            <text:p>ははおや は むすめ の かみ を そっと なでた の。</text:p>
          </table:table-cell>
          <table:table-cell office:value-type="string" office:value="The mother gently smoothed her daughter's hair.">
            <text:p>The mother gently smoothed her daughter's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っそり">
            <text:p>こっそり</text:p>
          </table:table-cell>
          <table:table-cell office:value-type="string" office:value="こっそり">
            <text:p>こっそり</text:p>
          </table:table-cell>
          <table:table-cell office:value-type="string" office:value="secretly">
            <text:p>secre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こっそりダイエットを始めたの。">
            <text:p>彼女はこっそりダイエットを始めたの。</text:p>
          </table:table-cell>
          <table:table-cell office:value-type="string" office:value="かのじょ は こっそり ダイエット を はじめた の。">
            <text:p>かのじょ は こっそり ダイエット を はじめた の。</text:p>
          </table:table-cell>
          <table:table-cell office:value-type="string" office:value="She secretly started dieting.">
            <text:p>She secretly started di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っかり">
            <text:p>うっかり</text:p>
          </table:table-cell>
          <table:table-cell office:value-type="string" office:value="うっかり">
            <text:p>うっかり</text:p>
          </table:table-cell>
          <table:table-cell office:value-type="string" office:value="carelessly, accidentally">
            <text:p>carelessly, accident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事なメールをうっかり消してしまった。">
            <text:p>大事なメールをうっかり消してしまった。</text:p>
          </table:table-cell>
          <table:table-cell office:value-type="string" office:value="だいじな メール を うっかり けして しまった。">
            <text:p>だいじな メール を うっかり けして しまった。</text:p>
          </table:table-cell>
          <table:table-cell office:value-type="string" office:value="I accidentally deleted an important email.">
            <text:p>I accidentally deleted an important e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ざと">
            <text:p>わざと</text:p>
          </table:table-cell>
          <table:table-cell office:value-type="string" office:value="わざと">
            <text:p>わざと</text:p>
          </table:table-cell>
          <table:table-cell office:value-type="string" office:value="on purpose">
            <text:p>on purpo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わざと負けたように見えたな。">
            <text:p>彼はわざと負けたように見えたな。</text:p>
          </table:table-cell>
          <table:table-cell office:value-type="string" office:value="かれ は わざと まけた ように みえた な。">
            <text:p>かれ は わざと まけた ように みえた な。</text:p>
          </table:table-cell>
          <table:table-cell office:value-type="string" office:value="It looked like he lost on purpose.">
            <text:p>It looked like he lost on purp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っかり">
            <text:p>がっかり</text:p>
          </table:table-cell>
          <table:table-cell office:value-type="string" office:value="がっかり">
            <text:p>がっかり</text:p>
          </table:table-cell>
          <table:table-cell office:value-type="string" office:value="disappointed, disappointing">
            <text:p>disappointed, disappoint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成績が落ちてがっかりした。">
            <text:p>成績が落ちてがっかりした。</text:p>
          </table:table-cell>
          <table:table-cell office:value-type="string" office:value="せいせき が おちて がっかり した。">
            <text:p>せいせき が おちて がっかり した。</text:p>
          </table:table-cell>
          <table:table-cell office:value-type="string" office:value="I was disappointed because my grades fell.">
            <text:p>I was disappointed because my grades f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ぼんやり">
            <text:p>ぼんやり</text:p>
          </table:table-cell>
          <table:table-cell office:value-type="string" office:value="ぼんやり">
            <text:p>ぼんやり</text:p>
          </table:table-cell>
          <table:table-cell office:value-type="string" office:value="vacantly, absent-mindedly">
            <text:p>vacantly, absent-mind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遠くをぼんやり見ていたの。">
            <text:p>彼は遠くをぼんやり見ていたの。</text:p>
          </table:table-cell>
          <table:table-cell office:value-type="string" office:value="かれ は とおく を ぼんやり みて いた の。">
            <text:p>かれ は とおく を ぼんやり みて いた の。</text:p>
          </table:table-cell>
          <table:table-cell office:value-type="string" office:value="He was staring vacantly into the distance.">
            <text:p>He was staring vacantly into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酢">
            <text:p>酢</text:p>
          </table:table-cell>
          <table:table-cell office:value-type="string" office:value="す">
            <text:p>す</text:p>
          </table:table-cell>
          <table:table-cell office:value-type="string" office:value="vinegar">
            <text:p>vineg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酢を入れすぎて酸っぱい。">
            <text:p>お酢を入れすぎて酸っぱい。</text:p>
          </table:table-cell>
          <table:table-cell office:value-type="string" office:value="おす を いれ すぎて すっぱい。">
            <text:p>おす を いれ すぎて すっぱい。</text:p>
          </table:table-cell>
          <table:table-cell office:value-type="string" office:value="It's sour because I put in too much vinegar.">
            <text:p>It's sour because I put in too much vine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羨ましい">
            <text:p>羨ましい</text:p>
          </table:table-cell>
          <table:table-cell office:value-type="string" office:value="うらやましい">
            <text:p>うらやましい</text:p>
          </table:table-cell>
          <table:table-cell office:value-type="string" office:value="envious, jealous">
            <text:p>envious, jeal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才能は羨ましいほどだね。">
            <text:p>彼の才能は羨ましいほどだね。</text:p>
          </table:table-cell>
          <table:table-cell office:value-type="string" office:value="かれ の さいのう は うらやましい ほど だ ね。">
            <text:p>かれ の さいのう は うらやましい ほど だ ね。</text:p>
          </table:table-cell>
          <table:table-cell office:value-type="string" office:value="I almost envy his talent.">
            <text:p>I almost envy his ta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捕まえる">
            <text:p>捕まえる</text:p>
          </table:table-cell>
          <table:table-cell office:value-type="string" office:value="つかまえる">
            <text:p>つかまえる</text:p>
          </table:table-cell>
          <table:table-cell office:value-type="string" office:value="catch, arrest">
            <text:p>catch, arre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蝶蝶を捕まえたよ。">
            <text:p>蝶蝶を捕まえたよ。</text:p>
          </table:table-cell>
          <table:table-cell office:value-type="string" office:value="ちょうちょう を つかまえた よ。">
            <text:p>ちょうちょう を つかまえた よ。</text:p>
          </table:table-cell>
          <table:table-cell office:value-type="string" office:value="I caught a butterfly.">
            <text:p>I caught a butterfly.</text:p>
          </table:table-cell>
          <table:table-cell office:value-type="string" office:value="蛇がカエルを捕まえたの。">
            <text:p>蛇がカエルを捕まえたの。</text:p>
          </table:table-cell>
          <table:table-cell office:value-type="string" office:value="へび が カエル を つかまえた の。">
            <text:p>へび が カエル を つかまえた の。</text:p>
          </table:table-cell>
          <table:table-cell office:value-type="string" office:value="The snake captured the frog.">
            <text:p>The snake captured the frog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っとも">
            <text:p>ちっとも</text:p>
          </table:table-cell>
          <table:table-cell office:value-type="string" office:value="ちっとも">
            <text:p>ちっとも</text:p>
          </table:table-cell>
          <table:table-cell office:value-type="string" office:value="not at all (casual)">
            <text:p>not at all (casu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が結婚したなんて、ちっとも知らなかった。">
            <text:p>彼女が結婚したなんて、ちっとも知らなかった。</text:p>
          </table:table-cell>
          <table:table-cell office:value-type="string" office:value="かのじょ が けっこん した なんて、ちっとも しらなかった。">
            <text:p>かのじょ が けっこん した なんて、ちっとも しらなかった。</text:p>
          </table:table-cell>
          <table:table-cell office:value-type="string" office:value="I didn't know at all that she got married.">
            <text:p>I didn't know at all that she go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指">
            <text:p>親指</text:p>
          </table:table-cell>
          <table:table-cell office:value-type="string" office:value="おやゆび">
            <text:p>おやゆび</text:p>
          </table:table-cell>
          <table:table-cell office:value-type="string" office:value="thumb">
            <text:p>thu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親指を怪我しました。">
            <text:p>親指を怪我しました。</text:p>
          </table:table-cell>
          <table:table-cell office:value-type="string" office:value="おやゆび を けが しました。">
            <text:p>おやゆび を けが しました。</text:p>
          </table:table-cell>
          <table:table-cell office:value-type="string" office:value="I injured my thumb.">
            <text:p>I injured my thum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り過ぎる">
            <text:p>通り過ぎる</text:p>
          </table:table-cell>
          <table:table-cell office:value-type="string" office:value="とおりすぎる">
            <text:p>とおりすぎる</text:p>
          </table:table-cell>
          <table:table-cell office:value-type="string" office:value="go past, pass">
            <text:p>go past, pa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うっかり目的地を通り過ぎた。">
            <text:p>うっかり目的地を通り過ぎた。</text:p>
          </table:table-cell>
          <table:table-cell office:value-type="string" office:value="うっかり もくてき ち を とおりすぎた。">
            <text:p>うっかり もくてき ち を とおりすぎた。</text:p>
          </table:table-cell>
          <table:table-cell office:value-type="string" office:value="I inadvertently missed my destination.">
            <text:p>I inadvertently missed my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屋上">
            <text:p>屋上</text:p>
          </table:table-cell>
          <table:table-cell office:value-type="string" office:value="おくじょう">
            <text:p>おくじょう</text:p>
          </table:table-cell>
          <table:table-cell office:value-type="string" office:value="housetop, rooftop">
            <text:p>housetop, roof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屋上から富士山が見えました。">
            <text:p>屋上から富士山が見えました。</text:p>
          </table:table-cell>
          <table:table-cell office:value-type="string" office:value="おくじょう から ふじさん が みえました。">
            <text:p>おくじょう から ふじさん が みえました。</text:p>
          </table:table-cell>
          <table:table-cell office:value-type="string" office:value="I was able to see Mt. Fuji from the rooftop.">
            <text:p>I was able to see Mt. Fuji from the rooftop.</text:p>
          </table:table-cell>
          <table:table-cell office:value-type="string" office:value="屋上にアンテナが立っていますね。">
            <text:p>屋上にアンテナが立っていますね。</text:p>
          </table:table-cell>
          <table:table-cell office:value-type="string" office:value="おくじょう に アンテナ が たって います ね。">
            <text:p>おくじょう に アンテナ が たって います ね。</text:p>
          </table:table-cell>
          <table:table-cell office:value-type="string" office:value="The antenna stands on the rooftop.">
            <text:p>The antenna stands on the rooftop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蓋">
            <text:p>蓋</text:p>
          </table:table-cell>
          <table:table-cell office:value-type="string" office:value="ふた">
            <text:p>ふた</text:p>
          </table:table-cell>
          <table:table-cell office:value-type="string" office:value="lid, cover">
            <text:p>lid, c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箱に蓋をしたよ。">
            <text:p>箱に蓋をしたよ。</text:p>
          </table:table-cell>
          <table:table-cell office:value-type="string" office:value="はこ に ふた を した よ。">
            <text:p>はこ に ふた を した よ。</text:p>
          </table:table-cell>
          <table:table-cell office:value-type="string" office:value="I shut the lid on the box.">
            <text:p>I shut the lid on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の間にか">
            <text:p>いつの間にか</text:p>
          </table:table-cell>
          <table:table-cell office:value-type="string" office:value="いつのまにか">
            <text:p>いつのまにか</text:p>
          </table:table-cell>
          <table:table-cell office:value-type="string" office:value="before noticing it, out of nowhere">
            <text:p>before noticing it, out of nowhe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つの間にか夜が明けていたね。">
            <text:p>いつの間にか夜が明けていたね。</text:p>
          </table:table-cell>
          <table:table-cell office:value-type="string" office:value="いつ の ま に か よ が あけて いた ね。">
            <text:p>いつ の ま に か よ が あけて いた ね。</text:p>
          </table:table-cell>
          <table:table-cell office:value-type="string" office:value="The dawn had broken before we realized it.">
            <text:p>The dawn had broken before we realiz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象">
            <text:p>象</text:p>
          </table:table-cell>
          <table:table-cell office:value-type="string" office:value="ぞう">
            <text:p>ぞう</text:p>
          </table:table-cell>
          <table:table-cell office:value-type="string" office:value="elephant">
            <text:p>eleph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象に乗ってみたいです。">
            <text:p>象に乗ってみたいです。</text:p>
          </table:table-cell>
          <table:table-cell office:value-type="string" office:value="ぞう に のって みたい です。">
            <text:p>ぞう に のって みたい です。</text:p>
          </table:table-cell>
          <table:table-cell office:value-type="string" office:value="I want to ride an elephant.">
            <text:p>I want to ride an eleph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がる">
            <text:p>嫌がる</text:p>
          </table:table-cell>
          <table:table-cell office:value-type="string" office:value="いやがる">
            <text:p>いやがる</text:p>
          </table:table-cell>
          <table:table-cell office:value-type="string" office:value="dislike, be unwilling">
            <text:p>dislike, be unwill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タバコの煙を嫌がるの。">
            <text:p>彼はタバコの煙を嫌がるの。</text:p>
          </table:table-cell>
          <table:table-cell office:value-type="string" office:value="かれ は タバコ の けむり を いやがる の。">
            <text:p>かれ は タバコ の けむり を いやがる の。</text:p>
          </table:table-cell>
          <table:table-cell office:value-type="string" office:value="He dislikes cigarette smoke.">
            <text:p>He dislikes cigarette sm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がまま">
            <text:p>わがまま</text:p>
          </table:table-cell>
          <table:table-cell office:value-type="string" office:value="わがまま">
            <text:p>わがまま</text:p>
          </table:table-cell>
          <table:table-cell office:value-type="string" office:value="selfish">
            <text:p>selfi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わがままを叱ったの。">
            <text:p>子供のわがままを叱ったの。</text:p>
          </table:table-cell>
          <table:table-cell office:value-type="string" office:value="こども の わがまま を しかった の。">
            <text:p>こども の わがまま を しかった の。</text:p>
          </table:table-cell>
          <table:table-cell office:value-type="string" office:value="I scolded my kid for being selfish.">
            <text:p>I scolded my kid for being sel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徹夜">
            <text:p>徹夜</text:p>
          </table:table-cell>
          <table:table-cell office:value-type="string" office:value="てつや">
            <text:p>てつや</text:p>
          </table:table-cell>
          <table:table-cell office:value-type="string" office:value="staying up all night">
            <text:p>staying up all n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ゆうべは徹夜しました。">
            <text:p>ゆうべは徹夜しました。</text:p>
          </table:table-cell>
          <table:table-cell office:value-type="string" office:value="ゆうべ は てつや しました。">
            <text:p>ゆうべ は てつや しました。</text:p>
          </table:table-cell>
          <table:table-cell office:value-type="string" office:value="I stayed up all last night.">
            <text:p>I stayed up all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あまあ">
            <text:p>まあまあ</text:p>
          </table:table-cell>
          <table:table-cell office:value-type="string" office:value="まあまあ">
            <text:p>まあまあ</text:p>
          </table:table-cell>
          <table:table-cell office:value-type="string" office:value="now now, well well">
            <text:p>now now, well we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まあまあ、落ち着いてください。">
            <text:p>まあまあ、落ち着いてください。</text:p>
          </table:table-cell>
          <table:table-cell office:value-type="string" office:value="まあ まあ、おちついて ください。">
            <text:p>まあ まあ、おちついて ください。</text:p>
          </table:table-cell>
          <table:table-cell office:value-type="string" office:value="Now, now, please calm down.">
            <text:p>Now, now, please calm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ざける">
            <text:p>ふざける</text:p>
          </table:table-cell>
          <table:table-cell office:value-type="string" office:value="ふざける">
            <text:p>ふざける</text:p>
          </table:table-cell>
          <table:table-cell office:value-type="string" office:value="mess around, fool around">
            <text:p>mess around, fool arou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ふざけるのは止めて。">
            <text:p>ふざけるのは止めて。</text:p>
          </table:table-cell>
          <table:table-cell office:value-type="string" office:value="ふざける の は やめて。">
            <text:p>ふざける の は やめて。</text:p>
          </table:table-cell>
          <table:table-cell office:value-type="string" office:value="Stop messing around.">
            <text:p>Stop messing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度に">
            <text:p>一度に</text:p>
          </table:table-cell>
          <table:table-cell office:value-type="string" office:value="いちどに">
            <text:p>いちどに</text:p>
          </table:table-cell>
          <table:table-cell office:value-type="string" office:value="all at once, at a time">
            <text:p>all at once, at a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皆の顔と名前を一度には覚えられません。">
            <text:p>皆の顔と名前を一度には覚えられません。</text:p>
          </table:table-cell>
          <table:table-cell office:value-type="string" office:value="みんな の かお と なまえ を いちど に は おぼえられません。">
            <text:p>みんな の かお と なまえ を いちど に は おぼえられません。</text:p>
          </table:table-cell>
          <table:table-cell office:value-type="string" office:value="I can't remember everyone's face and name all at once.">
            <text:p>I can't remember everyone's face and name all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頷く">
            <text:p>頷く</text:p>
          </table:table-cell>
          <table:table-cell office:value-type="string" office:value="うなずく">
            <text:p>うなずく</text:p>
          </table:table-cell>
          <table:table-cell office:value-type="string" office:value="nod">
            <text:p>no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頷いて同意を示したの。">
            <text:p>彼女は頷いて同意を示したの。</text:p>
          </table:table-cell>
          <table:table-cell office:value-type="string" office:value="かのじょ は うなずいて どうい を しめした の。">
            <text:p>かのじょ は うなずいて どうい を しめした の。</text:p>
          </table:table-cell>
          <table:table-cell office:value-type="string" office:value="She showed agreement with a nod.">
            <text:p>She showed agreement with a n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札">
            <text:p>改札</text:p>
          </table:table-cell>
          <table:table-cell office:value-type="string" office:value="かいさつ">
            <text:p>かいさつ</text:p>
          </table:table-cell>
          <table:table-cell office:value-type="string" office:value="ticket gate">
            <text:p>ticket 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改札で3時に会おう。">
            <text:p>改札で3時に会おう。</text:p>
          </table:table-cell>
          <table:table-cell office:value-type="string" office:value="かいさつ で 3 じ に あおう。">
            <text:p>かいさつ で 3 じ に あおう。</text:p>
          </table:table-cell>
          <table:table-cell office:value-type="string" office:value="Let's meet at the ticket gate at 3 o'clock.">
            <text:p>Let's meet at the ticket gate at 3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伝い">
            <text:p>手伝い</text:p>
          </table:table-cell>
          <table:table-cell office:value-type="string" office:value="てつだい">
            <text:p>てつだい</text:p>
          </table:table-cell>
          <table:table-cell office:value-type="string" office:value="help, assistance">
            <text:p>help, assi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準備に手伝いが必要です。">
            <text:p>会議の準備に手伝いが必要です。</text:p>
          </table:table-cell>
          <table:table-cell office:value-type="string" office:value="かいぎ の じゅんび に てつだい が ひつよう です。">
            <text:p>かいぎ の じゅんび に てつだい が ひつよう です。</text:p>
          </table:table-cell>
          <table:table-cell office:value-type="string" office:value="We need help with preparation for the meeting.">
            <text:p>We need help with preparation for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っくに">
            <text:p>とっくに</text:p>
          </table:table-cell>
          <table:table-cell office:value-type="string" office:value="とっくに">
            <text:p>とっくに</text:p>
          </table:table-cell>
          <table:table-cell office:value-type="string" office:value="long ago, already">
            <text:p>long ago, alread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ならとっくに帰りましたよ。">
            <text:p>彼ならとっくに帰りましたよ。</text:p>
          </table:table-cell>
          <table:table-cell office:value-type="string" office:value="かれ なら とっく に かえりました よ。">
            <text:p>かれ なら とっく に かえりました よ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剤">
            <text:p>洗剤</text:p>
          </table:table-cell>
          <table:table-cell office:value-type="string" office:value="せんざい">
            <text:p>せんざい</text:p>
          </table:table-cell>
          <table:table-cell office:value-type="string" office:value="detergent">
            <text:p>deterg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床に洗剤をこぼしてしまいました。">
            <text:p>床に洗剤をこぼしてしまいました。</text:p>
          </table:table-cell>
          <table:table-cell office:value-type="string" office:value="ゆか に せんざい を こぼして しまいました。">
            <text:p>ゆか に せんざい を こぼして しまいました。</text:p>
          </table:table-cell>
          <table:table-cell office:value-type="string" office:value="I spilt detergent on the floor.">
            <text:p>I spilt detergent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首">
            <text:p>手首</text:p>
          </table:table-cell>
          <table:table-cell office:value-type="string" office:value="てくび">
            <text:p>てくび</text:p>
          </table:table-cell>
          <table:table-cell office:value-type="string" office:value="wrist">
            <text:p>wr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転んで手首を痛めました。">
            <text:p>転んで手首を痛めました。</text:p>
          </table:table-cell>
          <table:table-cell office:value-type="string" office:value="ころんで てくび を いためました。">
            <text:p>ころんで てくび を いためました。</text:p>
          </table:table-cell>
          <table:table-cell office:value-type="string" office:value="I fell down and hurt my wrist.">
            <text:p>I fell down and hurt my wr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帰り">
            <text:p>日帰り</text:p>
          </table:table-cell>
          <table:table-cell office:value-type="string" office:value="ひがえり">
            <text:p>ひがえり</text:p>
          </table:table-cell>
          <table:table-cell office:value-type="string" office:value="a day trip">
            <text:p>a day tr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日帰りで京都に行きました。">
            <text:p>私たちは日帰りで京都に行きました。</text:p>
          </table:table-cell>
          <table:table-cell office:value-type="string" office:value="わたし たち は ひがえり で きょうと に いきました。">
            <text:p>わたし たち は ひがえり で きょうと に いきました。</text:p>
          </table:table-cell>
          <table:table-cell office:value-type="string" office:value="We went to Kyoto on a day trip.">
            <text:p>We went to Kyoto on a day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消す">
            <text:p>取り消す</text:p>
          </table:table-cell>
          <table:table-cell office:value-type="string" office:value="とりけす">
            <text:p>とりけす</text:p>
          </table:table-cell>
          <table:table-cell office:value-type="string" office:value="cancel">
            <text:p>canc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ホテルの予約を取り消したよ。">
            <text:p>ホテルの予約を取り消したよ。</text:p>
          </table:table-cell>
          <table:table-cell office:value-type="string" office:value="ホテル の よやく を とりけした よ。">
            <text:p>ホテル の よやく を とりけした よ。</text:p>
          </table:table-cell>
          <table:table-cell office:value-type="string" office:value="I canceled our hotel reservation.">
            <text:p>I canceled our hotel reserv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きれる">
            <text:p>あきれる</text:p>
          </table:table-cell>
          <table:table-cell office:value-type="string" office:value="あきれる">
            <text:p>あきれる</text:p>
          </table:table-cell>
          <table:table-cell office:value-type="string" office:value="be amazed at, be stunned by (something negative)">
            <text:p>be amazed at, be stunned by (something negativ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頑固さにはあきれました。">
            <text:p>彼の頑固さにはあきれました。</text:p>
          </table:table-cell>
          <table:table-cell office:value-type="string" office:value="かれ の がんこさ に は あきれました。">
            <text:p>かれ の がんこさ に は あきれました。</text:p>
          </table:table-cell>
          <table:table-cell office:value-type="string" office:value="I was amazed at his stubbornness.">
            <text:p>I was amazed at his stubborn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末">
            <text:p>月末</text:p>
          </table:table-cell>
          <table:table-cell office:value-type="string" office:value="げつまつ">
            <text:p>げつまつ</text:p>
          </table:table-cell>
          <table:table-cell office:value-type="string" office:value="end of the month">
            <text:p>end of the mon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末までに申込書を送ってください。">
            <text:p>月末までに申込書を送ってください。</text:p>
          </table:table-cell>
          <table:table-cell office:value-type="string" office:value="げつまつ まで に もうしこみ しょ を おくって ください。">
            <text:p>げつまつ まで に もうしこみ しょ を おくって ください。</text:p>
          </table:table-cell>
          <table:table-cell office:value-type="string" office:value="Please send the application form by the end of the month.">
            <text:p>Please send the application form by the end of th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咳">
            <text:p>咳</text:p>
          </table:table-cell>
          <table:table-cell office:value-type="string" office:value="せき">
            <text:p>せき</text:p>
          </table:table-cell>
          <table:table-cell office:value-type="string" office:value="cough">
            <text:p>cou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咳が止まらないので病院に行ってきたの。">
            <text:p>咳が止まらないので病院に行ってきたの。</text:p>
          </table:table-cell>
          <table:table-cell office:value-type="string" office:value="せき が とまらない ので びょういん に いって きた の。">
            <text:p>せき が とまらない ので びょういん に いって きた の。</text:p>
          </table:table-cell>
          <table:table-cell office:value-type="string" office:value="I went to the hospital because my cough didn't stop.">
            <text:p>I went to the hospital because my cough didn't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いにく">
            <text:p>あいにく</text:p>
          </table:table-cell>
          <table:table-cell office:value-type="string" office:value="あいにく">
            <text:p>あいにく</text:p>
          </table:table-cell>
          <table:table-cell office:value-type="string" office:value="unfortunately, we are afraid that">
            <text:p>unfortunately, we are afraid tha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途中であいにく雨が降り出したの。">
            <text:p>途中であいにく雨が降り出したの。</text:p>
          </table:table-cell>
          <table:table-cell office:value-type="string" office:value="とちゅう で あいにく あめ が ふり だした の。">
            <text:p>とちゅう で あいにく あめ が ふり だした の。</text:p>
          </table:table-cell>
          <table:table-cell office:value-type="string" office:value="Unfortunately, it began to rain on the way.">
            <text:p>Unfortunately, it began to rain on th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寄る">
            <text:p>近寄る</text:p>
          </table:table-cell>
          <table:table-cell office:value-type="string" office:value="ちかよる">
            <text:p>ちかよる</text:p>
          </table:table-cell>
          <table:table-cell office:value-type="string" office:value="go near, approach">
            <text:p>go near, appro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に近寄らないで。">
            <text:p>彼に近寄らないで。</text:p>
          </table:table-cell>
          <table:table-cell office:value-type="string" office:value="かれ に ちかよらない で。">
            <text:p>かれ に ちかよらない で。</text:p>
          </table:table-cell>
          <table:table-cell office:value-type="string" office:value="Don't go near him!">
            <text:p>Don't go near him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ろうろ">
            <text:p>うろうろ</text:p>
          </table:table-cell>
          <table:table-cell office:value-type="string" office:value="うろうろ">
            <text:p>うろうろ</text:p>
          </table:table-cell>
          <table:table-cell office:value-type="string" office:value="in a loafing-about manner, not really knowing what to do">
            <text:p>in a loafing-about manner, not really knowing what to do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男はロビーをしばらくうろうろしていたよ。">
            <text:p>その男はロビーをしばらくうろうろしていたよ。</text:p>
          </table:table-cell>
          <table:table-cell office:value-type="string" office:value="その おとこ は ロビー を しばらく うろうろ して いた よ。">
            <text:p>その おとこ は ロビー を しばらく うろうろ して いた よ。</text:p>
          </table:table-cell>
          <table:table-cell office:value-type="string" office:value="The man was wandering about the lobby for a while, not really knowing what to do.">
            <text:p>The man was wandering about the lobby for a while, not really knowing what to 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たい">
            <text:p>重たい</text:p>
          </table:table-cell>
          <table:table-cell office:value-type="string" office:value="おもたい">
            <text:p>おもたい</text:p>
          </table:table-cell>
          <table:table-cell office:value-type="string" office:value="heavy, serious">
            <text:p>heavy, ser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鞄は重たいです。">
            <text:p>この鞄は重たいです。</text:p>
          </table:table-cell>
          <table:table-cell office:value-type="string" office:value="この かばん は おもたい です。">
            <text:p>この かばん は おもたい です。</text:p>
          </table:table-cell>
          <table:table-cell office:value-type="string" office:value="This bag is heavy for me.">
            <text:p>This bag is heavy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じる">
            <text:p>かじる</text:p>
          </table:table-cell>
          <table:table-cell office:value-type="string" office:value="かじる">
            <text:p>かじる</text:p>
          </table:table-cell>
          <table:table-cell office:value-type="string" office:value="nibble, bite">
            <text:p>nibble, b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は美味しそうにりんごをかじっていたよ。">
            <text:p>弟は美味しそうにりんごをかじっていたよ。</text:p>
          </table:table-cell>
          <table:table-cell office:value-type="string" office:value="おとうと は おいしそう に りんご を かじって いた よ。">
            <text:p>おとうと は おいしそう に りんご を かじって いた よ。</text:p>
          </table:table-cell>
          <table:table-cell office:value-type="string" office:value="My little brother enjoyed nibbling an apple.">
            <text:p>My little brother enjoyed nibbling an 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引く">
            <text:p>長引く</text:p>
          </table:table-cell>
          <table:table-cell office:value-type="string" office:value="ながびく">
            <text:p>ながびく</text:p>
          </table:table-cell>
          <table:table-cell office:value-type="string" office:value="be prolonged, drag on">
            <text:p>be prolonged, drag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会議が長引いているようです。">
            <text:p>会議が長引いているようです。</text:p>
          </table:table-cell>
          <table:table-cell office:value-type="string" office:value="かいぎ が ながびいて いる よう です。">
            <text:p>かいぎ が ながびいて いる よう です。</text:p>
          </table:table-cell>
          <table:table-cell office:value-type="string" office:value="The meeting seems to be dragging on.">
            <text:p>The meeting seems to be dragging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っせと">
            <text:p>せっせと</text:p>
          </table:table-cell>
          <table:table-cell office:value-type="string" office:value="せっせと">
            <text:p>せっせと</text:p>
          </table:table-cell>
          <table:table-cell office:value-type="string" office:value="diligently, hard">
            <text:p>diligently, har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朝から晩までせっせと働いたの。">
            <text:p>彼は朝から晩までせっせと働いたの。</text:p>
          </table:table-cell>
          <table:table-cell office:value-type="string" office:value="かれ は あさ から ばん まで せっせと はたらいた の。">
            <text:p>かれ は あさ から ばん まで せっせと はたらいた の。</text:p>
          </table:table-cell>
          <table:table-cell office:value-type="string" office:value="He worked hard from morning till night.">
            <text:p>He worked hard from morning till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切る">
            <text:p>横切る</text:p>
          </table:table-cell>
          <table:table-cell office:value-type="string" office:value="よこぎる">
            <text:p>よこぎる</text:p>
          </table:table-cell>
          <table:table-cell office:value-type="string" office:value="cut across">
            <text:p>cut acro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目の前を猫が横切ったんだ。">
            <text:p>目の前を猫が横切ったんだ。</text:p>
          </table:table-cell>
          <table:table-cell office:value-type="string" office:value="め の まえ を ねこ が よこぎった ん だ。">
            <text:p>め の まえ を ねこ が よこぎった ん だ。</text:p>
          </table:table-cell>
          <table:table-cell office:value-type="string" office:value="A cat cut across in front of me.">
            <text:p>A cat cut across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替える">
            <text:p>取り替える</text:p>
          </table:table-cell>
          <table:table-cell office:value-type="string" office:value="とりかえる">
            <text:p>とりかえる</text:p>
          </table:table-cell>
          <table:table-cell office:value-type="string" office:value="change, replace">
            <text:p>change, repla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シーツを取り替えました。">
            <text:p>シーツを取り替えました。</text:p>
          </table:table-cell>
          <table:table-cell office:value-type="string" office:value="シーツ を とりかえました。">
            <text:p>シーツ を とりかえました。</text:p>
          </table:table-cell>
          <table:table-cell office:value-type="string" office:value="I changed the sheets.">
            <text:p>I changed the she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かう">
            <text:p>からかう</text:p>
          </table:table-cell>
          <table:table-cell office:value-type="string" office:value="からかう">
            <text:p>からかう</text:p>
          </table:table-cell>
          <table:table-cell office:value-type="string" office:value="make fun of, tease">
            <text:p>make fun of, tea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時々妹をからかいます。">
            <text:p>彼は時々妹をからかいます。</text:p>
          </table:table-cell>
          <table:table-cell office:value-type="string" office:value="かれ は ときどき いもうと を からかいます。">
            <text:p>かれ は ときどき いもうと を からかいます。</text:p>
          </table:table-cell>
          <table:table-cell office:value-type="string" office:value="He sometimes makes fun of his younger sister.">
            <text:p>He sometimes makes fun of his younger s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き嫌い">
            <text:p>好き嫌い</text:p>
          </table:table-cell>
          <table:table-cell office:value-type="string" office:value="すききらい">
            <text:p>すききらい</text:p>
          </table:table-cell>
          <table:table-cell office:value-type="string" office:value="likes and dislikes, taste">
            <text:p>likes and dislikes, tas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べ物の好き嫌いは特にありません。">
            <text:p>食べ物の好き嫌いは特にありません。</text:p>
          </table:table-cell>
          <table:table-cell office:value-type="string" office:value="たべもの の すき きらい は とくに ありません。">
            <text:p>たべもの の すき きらい は とくに ありません。</text:p>
          </table:table-cell>
          <table:table-cell office:value-type="string" office:value="I have no particular likes or dislikes when it comes to food.">
            <text:p>I have no particular likes or dislikes when it comes to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蒸し暑い">
            <text:p>蒸し暑い</text:p>
          </table:table-cell>
          <table:table-cell office:value-type="string" office:value="むしあつい">
            <text:p>むしあつい</text:p>
          </table:table-cell>
          <table:table-cell office:value-type="string" office:value="hot and humid">
            <text:p>hot and humi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蒸し暑いね。">
            <text:p>今日は蒸し暑いね。</text:p>
          </table:table-cell>
          <table:table-cell office:value-type="string" office:value="きょう は むしあつい ね。">
            <text:p>きょう は むしあつい ね。</text:p>
          </table:table-cell>
          <table:table-cell office:value-type="string" office:value="It's hot and humid today.">
            <text:p>It's hot and humi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度">
            <text:p>支度</text:p>
          </table:table-cell>
          <table:table-cell office:value-type="string" office:value="したく">
            <text:p>したく</text:p>
          </table:table-cell>
          <table:table-cell office:value-type="string" office:value="preparation, getting ready">
            <text:p>preparation, getting read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支度ができたら出かけましょう。">
            <text:p>支度ができたら出かけましょう。</text:p>
          </table:table-cell>
          <table:table-cell office:value-type="string" office:value="したく が できたら でかけましょう。">
            <text:p>したく が できたら でかけましょう。</text:p>
          </table:table-cell>
          <table:table-cell office:value-type="string" office:value="Let's go out when we are ready.">
            <text:p>Let's go out when we are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薄暗い">
            <text:p>薄暗い</text:p>
          </table:table-cell>
          <table:table-cell office:value-type="string" office:value="うすぐらい">
            <text:p>うすぐらい</text:p>
          </table:table-cell>
          <table:table-cell office:value-type="string" office:value="gloomy, dim">
            <text:p>gloomy, dim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外はもう薄暗くなりましたよ。">
            <text:p>外はもう薄暗くなりましたよ。</text:p>
          </table:table-cell>
          <table:table-cell office:value-type="string" office:value="そと は もう うすぐらく なりました よ。">
            <text:p>そと は もう うすぐらく なりました よ。</text:p>
          </table:table-cell>
          <table:table-cell office:value-type="string" office:value="It is already getting dark outside.">
            <text:p>It is already getting dark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替え">
            <text:p>着替え</text:p>
          </table:table-cell>
          <table:table-cell office:value-type="string" office:value="きがえ">
            <text:p>きがえ</text:p>
          </table:table-cell>
          <table:table-cell office:value-type="string" office:value="change of clothes">
            <text:p>change of clot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着替えを旅行カバンに詰めたよ。">
            <text:p>着替えを旅行カバンに詰めたよ。</text:p>
          </table:table-cell>
          <table:table-cell office:value-type="string" office:value="きがえ を りょこう カバン に つめた よ。">
            <text:p>きがえ を りょこう カバン に つめた よ。</text:p>
          </table:table-cell>
          <table:table-cell office:value-type="string" office:value="I packed spare clothes in my travel bag.">
            <text:p>I packed spare clothes in my travel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ンピース">
            <text:p>ワンピース</text:p>
          </table:table-cell>
          <table:table-cell office:value-type="string" office:value="ワンピース">
            <text:p>ワンピース</text:p>
          </table:table-cell>
          <table:table-cell office:value-type="string" office:value="one-piece dress">
            <text:p>one-piece 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白いワンピースを着ていたよ。">
            <text:p>彼女は白いワンピースを着ていたよ。</text:p>
          </table:table-cell>
          <table:table-cell office:value-type="string" office:value="かのじょ は しろい ワンピース を きて いた よ。">
            <text:p>かのじょ は しろい ワンピース を きて いた よ。</text:p>
          </table:table-cell>
          <table:table-cell office:value-type="string" office:value="She was wearing a white dress.">
            <text:p>She was wearing a white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年月日">
            <text:p>生年月日</text:p>
          </table:table-cell>
          <table:table-cell office:value-type="string" office:value="せいねんがっぴ">
            <text:p>せいねんがっぴ</text:p>
          </table:table-cell>
          <table:table-cell office:value-type="string" office:value="year and date of birth">
            <text:p>year and date of bi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年月日を教えて。">
            <text:p>生年月日を教えて。</text:p>
          </table:table-cell>
          <table:table-cell office:value-type="string" office:value="せいねんがっぴ を おしえて。">
            <text:p>せいねんがっぴ を おしえて。</text:p>
          </table:table-cell>
          <table:table-cell office:value-type="string" office:value="Please tell me your year and date of birth.">
            <text:p>Please tell me your year and date of bir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虫歯">
            <text:p>虫歯</text:p>
          </table:table-cell>
          <table:table-cell office:value-type="string" office:value="むしば">
            <text:p>むしば</text:p>
          </table:table-cell>
          <table:table-cell office:value-type="string" office:value="cavity">
            <text:p>ca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虫歯が痛い。">
            <text:p>虫歯が痛い。</text:p>
          </table:table-cell>
          <table:table-cell office:value-type="string" office:value="むしば が いたい。">
            <text:p>むしば が いたい。</text:p>
          </table:table-cell>
          <table:table-cell office:value-type="string" office:value="My cavity hurts.">
            <text:p>My cavity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守番">
            <text:p>留守番</text:p>
          </table:table-cell>
          <table:table-cell office:value-type="string" office:value="るすばん">
            <text:p>るすばん</text:p>
          </table:table-cell>
          <table:table-cell office:value-type="string" office:value="looking after the house">
            <text:p>looking after the h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留守番の者です。">
            <text:p>私は留守番の者です。</text:p>
          </table:table-cell>
          <table:table-cell office:value-type="string" office:value="わたし は るすばん の もの です。">
            <text:p>わたし は るすばん の もの です。</text:p>
          </table:table-cell>
          <table:table-cell office:value-type="string" office:value="I'm looking after the house.">
            <text:p>I'm looking after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張り切る">
            <text:p>張り切る</text:p>
          </table:table-cell>
          <table:table-cell office:value-type="string" office:value="はりきる">
            <text:p>はりきる</text:p>
          </table:table-cell>
          <table:table-cell office:value-type="string" office:value="go all out, be full of energy (to do something)">
            <text:p>go all out, be full of energy (to do 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張り切ってお弁当を用意したの。">
            <text:p>母は張り切ってお弁当を用意したの。</text:p>
          </table:table-cell>
          <table:table-cell office:value-type="string" office:value="はは は はりきって おべんとう を ようい した の。">
            <text:p>はは は はりきって おべんとう を ようい した の。</text:p>
          </table:table-cell>
          <table:table-cell office:value-type="string" office:value="My mother went all out and made a lunch box.">
            <text:p>My mother went all out and made a lunch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地悪">
            <text:p>意地悪</text:p>
          </table:table-cell>
          <table:table-cell office:value-type="string" office:value="いじわる">
            <text:p>いじわる</text:p>
          </table:table-cell>
          <table:table-cell office:value-type="string" office:value="mean, ill-natured">
            <text:p>mean, ill-natu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時々意地悪な質問をするぜ。">
            <text:p>彼は時々意地悪な質問をするぜ。</text:p>
          </table:table-cell>
          <table:table-cell office:value-type="string" office:value="かれ は ときどき いじわるな しつもん を する ぜ。">
            <text:p>かれ は ときどき いじわるな しつもん を する ぜ。</text:p>
          </table:table-cell>
          <table:table-cell office:value-type="string" office:value="He sometimes asks mean questions.">
            <text:p>He sometimes asks mean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意気">
            <text:p>生意気</text:p>
          </table:table-cell>
          <table:table-cell office:value-type="string" office:value="なまいき">
            <text:p>なまいき</text:p>
          </table:table-cell>
          <table:table-cell office:value-type="string" office:value="impudent, cocky">
            <text:p>impudent, coc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子は生意気だと思います。">
            <text:p>あの子は生意気だと思います。</text:p>
          </table:table-cell>
          <table:table-cell office:value-type="string" office:value="あの こ は なまいき だ と おもいます。">
            <text:p>あの こ は なまいき だ と おもいます。</text:p>
          </table:table-cell>
          <table:table-cell office:value-type="string" office:value="I think that kid is quite cocky.">
            <text:p>I think that kid is quite coc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ーツ">
            <text:p>シーツ</text:p>
          </table:table-cell>
          <table:table-cell office:value-type="string" office:value="シーツ">
            <text:p>シーツ</text:p>
          </table:table-cell>
          <table:table-cell office:value-type="string" office:value="bed sheet">
            <text:p>bed she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イドがシーツを交換してくれたね。">
            <text:p>メイドがシーツを交換してくれたね。</text:p>
          </table:table-cell>
          <table:table-cell office:value-type="string" office:value="メイド が シーツ を こうかん して くれた ね。">
            <text:p>メイド が シーツ を こうかん して くれた ね。</text:p>
          </table:table-cell>
          <table:table-cell office:value-type="string" office:value="The maid changed the sheets.">
            <text:p>The maid changed the sheets.</text:p>
          </table:table-cell>
          <table:table-cell office:value-type="string" office:value="シーツを取り替えました。">
            <text:p>シーツを取り替えました。</text:p>
          </table:table-cell>
          <table:table-cell office:value-type="string" office:value="シーツ を とりかえました。">
            <text:p>シーツ を とりかえました。</text:p>
          </table:table-cell>
          <table:table-cell office:value-type="string" office:value="I changed the sheets.">
            <text:p>I changed the sheets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ライパン">
            <text:p>フライパン</text:p>
          </table:table-cell>
          <table:table-cell office:value-type="string" office:value="フライパン">
            <text:p>フライパン</text:p>
          </table:table-cell>
          <table:table-cell office:value-type="string" office:value="frying pan">
            <text:p>frying 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フライパンで目玉焼きを作ったよ。">
            <text:p>フライパンで目玉焼きを作ったよ。</text:p>
          </table:table-cell>
          <table:table-cell office:value-type="string" office:value="フライパン で めだまやき を つくった よ。">
            <text:p>フライパン で めだまやき を つくった よ。</text:p>
          </table:table-cell>
          <table:table-cell office:value-type="string" office:value="I made a sunny-side up egg in the frying pan.">
            <text:p>I made a sunny-side up egg in the frying 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人一人">
            <text:p>一人一人</text:p>
          </table:table-cell>
          <table:table-cell office:value-type="string" office:value="ひとりひとり">
            <text:p>ひとりひとり</text:p>
          </table:table-cell>
          <table:table-cell office:value-type="string" office:value="each and every person">
            <text:p>each and every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学校では一人一人の生徒を大切にしているの。">
            <text:p>この学校では一人一人の生徒を大切にしているの。</text:p>
          </table:table-cell>
          <table:table-cell office:value-type="string" office:value="この がっこう で は ひとり ひとり の せいと を たいせつ に して いる の。">
            <text:p>この がっこう で は ひとり ひとり の せいと を たいせつ に して いる の。</text:p>
          </table:table-cell>
          <table:table-cell office:value-type="string" office:value="Each and every student is valued at this school.">
            <text:p>Each and every student is valued at this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掛ける">
            <text:p>話し掛ける</text:p>
          </table:table-cell>
          <table:table-cell office:value-type="string" office:value="はなしかける">
            <text:p>はなしかける</text:p>
          </table:table-cell>
          <table:table-cell office:value-type="string" office:value="start a conversation, speak to (someone)">
            <text:p>start a conversation, speak to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知らない人が話し掛けてきた。">
            <text:p>知らない人が話し掛けてきた。</text:p>
          </table:table-cell>
          <table:table-cell office:value-type="string" office:value="しらない ひと が はなしかけて きた。">
            <text:p>しらない ひと が はなしかけて きた。</text:p>
          </table:table-cell>
          <table:table-cell office:value-type="string" office:value="A stranger came up and spoke to me.">
            <text:p>A stranger came up and spoke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掛ける">
            <text:p>追い掛ける</text:p>
          </table:table-cell>
          <table:table-cell office:value-type="string" office:value="おいかける">
            <text:p>おいかける</text:p>
          </table:table-cell>
          <table:table-cell office:value-type="string" office:value="chase, run after">
            <text:p>chase, run af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パトカーがバイクを追いかけてるぞ。">
            <text:p>パトカーがバイクを追いかけてるぞ。</text:p>
          </table:table-cell>
          <table:table-cell office:value-type="string" office:value="パトカー が バイク を おいかけてる ぞ。">
            <text:p>パトカー が バイク を おいかけてる ぞ。</text:p>
          </table:table-cell>
          <table:table-cell office:value-type="string" office:value="A police car is chasing a motorcycle.">
            <text:p>A police car is chasing a motor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指">
            <text:p>小指</text:p>
          </table:table-cell>
          <table:table-cell office:value-type="string" office:value="こゆび">
            <text:p>こゆび</text:p>
          </table:table-cell>
          <table:table-cell office:value-type="string" office:value="little finger, little toe">
            <text:p>little finger, little t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指を切ってしまいました。">
            <text:p>小指を切ってしまいました。</text:p>
          </table:table-cell>
          <table:table-cell office:value-type="string" office:value="こゆび を きって しまいました。">
            <text:p>こゆび を きって しまいました。</text:p>
          </table:table-cell>
          <table:table-cell office:value-type="string" office:value="I cut my little finger.">
            <text:p>I cut my little 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かぴか">
            <text:p>ぴかぴか</text:p>
          </table:table-cell>
          <table:table-cell office:value-type="string" office:value="ぴかぴか">
            <text:p>ぴかぴか</text:p>
          </table:table-cell>
          <table:table-cell office:value-type="string" office:value="shiny, glittering">
            <text:p>shiny, glitter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新車はぴかぴかですね。">
            <text:p>新車はぴかぴかですね。</text:p>
          </table:table-cell>
          <table:table-cell office:value-type="string" office:value="しんしゃ は ぴかぴか です ね。">
            <text:p>しんしゃ は ぴかぴか です ね。</text:p>
          </table:table-cell>
          <table:table-cell office:value-type="string" office:value="The new car is really shiny.">
            <text:p>The new car is really shi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指">
            <text:p>中指</text:p>
          </table:table-cell>
          <table:table-cell office:value-type="string" office:value="なかゆび">
            <text:p>なかゆび</text:p>
          </table:table-cell>
          <table:table-cell office:value-type="string" office:value="middle finger, middle toe">
            <text:p>middle finger, middle t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中指をドアに挟んでしまった。">
            <text:p>中指をドアに挟んでしまった。</text:p>
          </table:table-cell>
          <table:table-cell office:value-type="string" office:value="なかゆび を ドア に はさんで しまった。">
            <text:p>なかゆび を ドア に はさんで しまった。</text:p>
          </table:table-cell>
          <table:table-cell office:value-type="string" office:value="I caught my middle finger in the door.">
            <text:p>I caught my middle finger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ぶた">
            <text:p>まぶた</text:p>
          </table:table-cell>
          <table:table-cell office:value-type="string" office:value="まぶた">
            <text:p>まぶた</text:p>
          </table:table-cell>
          <table:table-cell office:value-type="string" office:value="eyelid">
            <text:p>eyel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眠くてまぶたが重くなってきた。">
            <text:p>眠くてまぶたが重くなってきた。</text:p>
          </table:table-cell>
          <table:table-cell office:value-type="string" office:value="ねむくて まぶた が おもく なって きた。">
            <text:p>ねむくて まぶた が おもく なって きた。</text:p>
          </table:table-cell>
          <table:table-cell office:value-type="string" office:value="My eyelids have gotten heavy because I'm sleepy.">
            <text:p>My eyelids have gotten heavy because I'm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倒臭い">
            <text:p>面倒臭い</text:p>
          </table:table-cell>
          <table:table-cell office:value-type="string" office:value="めんどうくさい">
            <text:p>めんどうくさい</text:p>
          </table:table-cell>
          <table:table-cell office:value-type="string" office:value="troublesome, tiresome">
            <text:p>troublesome, tireso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計算は面倒臭いなあ。">
            <text:p>この計算は面倒臭いなあ。</text:p>
          </table:table-cell>
          <table:table-cell office:value-type="string" office:value="この けいさん は めんどうくさい なあ。">
            <text:p>この けいさん は めんどうくさい なあ。</text:p>
          </table:table-cell>
          <table:table-cell office:value-type="string" office:value="This calculation is troublesome.">
            <text:p>This calculation is troubles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でる">
            <text:p>ゆでる</text:p>
          </table:table-cell>
          <table:table-cell office:value-type="string" office:value="ゆでる">
            <text:p>ゆでる</text:p>
          </table:table-cell>
          <table:table-cell office:value-type="string" office:value="boil">
            <text:p>bo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、野菜をゆでています。">
            <text:p>今、野菜をゆでています。</text:p>
          </table:table-cell>
          <table:table-cell office:value-type="string" office:value="いま、やさい を ゆでて います。">
            <text:p>いま、やさい を ゆでて います。</text:p>
          </table:table-cell>
          <table:table-cell office:value-type="string" office:value="I'm boiling some vegetables now.">
            <text:p>I'm boiling some vegetable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できるだけ">
            <text:p>できるだけ</text:p>
          </table:table-cell>
          <table:table-cell office:value-type="string" office:value="できるだけ">
            <text:p>できるだけ</text:p>
          </table:table-cell>
          <table:table-cell office:value-type="string" office:value="as (much) as possible">
            <text:p>as (much) as possi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できるだけ早く来てください。">
            <text:p>できるだけ早く来てください。</text:p>
          </table:table-cell>
          <table:table-cell office:value-type="string" office:value="できる だけ はやく きて ください。">
            <text:p>できる だけ はやく きて ください。</text:p>
          </table:table-cell>
          <table:table-cell office:value-type="string" office:value="Please come as soon as possible.">
            <text:p>Please come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かしたら">
            <text:p>もしかしたら</text:p>
          </table:table-cell>
          <table:table-cell office:value-type="string" office:value="もしかしたら">
            <text:p>もしかしたら</text:p>
          </table:table-cell>
          <table:table-cell office:value-type="string" office:value="possibly, perhaps">
            <text:p>possibly, perhap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かしたら来年転勤になるかもしれない。">
            <text:p>もしかしたら来年転勤になるかもしれない。</text:p>
          </table:table-cell>
          <table:table-cell office:value-type="string" office:value="もしか したら らいねん てんきん に なる かも しれない。">
            <text:p>もしか したら らいねん てんきん に なる かも しれない。</text:p>
          </table:table-cell>
          <table:table-cell office:value-type="string" office:value="It's possible that I might get transferred next year.">
            <text:p>It's possible that I might get transferr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までも">
            <text:p>いつまでも</text:p>
          </table:table-cell>
          <table:table-cell office:value-type="string" office:value="いつまでも">
            <text:p>いつまでも</text:p>
          </table:table-cell>
          <table:table-cell office:value-type="string" office:value="forever">
            <text:p>fore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つまでもあなたを忘れません。">
            <text:p>いつまでもあなたを忘れません。</text:p>
          </table:table-cell>
          <table:table-cell office:value-type="string" office:value="いつまでも あなた を わすれません。">
            <text:p>いつまでも あなた を わすれません。</text:p>
          </table:table-cell>
          <table:table-cell office:value-type="string" office:value="I will never forget you.">
            <text:p>I will never forge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ぶしい">
            <text:p>まぶしい</text:p>
          </table:table-cell>
          <table:table-cell office:value-type="string" office:value="まぶしい">
            <text:p>まぶしい</text:p>
          </table:table-cell>
          <table:table-cell office:value-type="string" office:value="dazzling, glaring">
            <text:p>dazzling, glar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夏の日差しがまぶしかったよ。">
            <text:p>夏の日差しがまぶしかったよ。</text:p>
          </table:table-cell>
          <table:table-cell office:value-type="string" office:value="なつ の ひざし が まぶしかった よ。">
            <text:p>なつ の ひざし が まぶしかった よ。</text:p>
          </table:table-cell>
          <table:table-cell office:value-type="string" office:value="Summer sunlight was dazzling.">
            <text:p>Summer sunlight was dazz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やつ">
            <text:p>おやつ</text:p>
          </table:table-cell>
          <table:table-cell office:value-type="string" office:value="おやつ">
            <text:p>おやつ</text:p>
          </table:table-cell>
          <table:table-cell office:value-type="string" office:value="snack, refreshment">
            <text:p>snack, refresh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おやつはプリンだった。">
            <text:p>今日のおやつはプリンだった。</text:p>
          </table:table-cell>
          <table:table-cell office:value-type="string" office:value="きょう の おやつ は プリン だった。">
            <text:p>きょう の おやつ は プリン だった。</text:p>
          </table:table-cell>
          <table:table-cell office:value-type="string" office:value="Today's snack was a pudding.">
            <text:p>Today's snack was a pud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っぽ">
            <text:p>空っぽ</text:p>
          </table:table-cell>
          <table:table-cell office:value-type="string" office:value="からっぽ">
            <text:p>からっぽ</text:p>
          </table:table-cell>
          <table:table-cell office:value-type="string" office:value="empty">
            <text:p>emp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僕の財布は空っぽだよ。">
            <text:p>僕の財布は空っぽだよ。</text:p>
          </table:table-cell>
          <table:table-cell office:value-type="string" office:value="ぼく の さいふ は からっぽ だ よ。">
            <text:p>ぼく の さいふ は からっぽ だ よ。</text:p>
          </table:table-cell>
          <table:table-cell office:value-type="string" office:value="My wallet is empty.">
            <text:p>My wallet is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つぶつ">
            <text:p>ぶつぶつ</text:p>
          </table:table-cell>
          <table:table-cell office:value-type="string" office:value="ぶつぶつ">
            <text:p>ぶつぶつ</text:p>
          </table:table-cell>
          <table:table-cell office:value-type="string" office:value="in a mutter, mumble">
            <text:p>in a mutter, mum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ぶつぶつと独り言を言ったんだ。">
            <text:p>彼はぶつぶつと独り言を言ったんだ。</text:p>
          </table:table-cell>
          <table:table-cell office:value-type="string" office:value="かれ は ぶつぶつ と ひとりごと を いった ん だ。">
            <text:p>かれ は ぶつぶつ と ひとりごと を いった ん だ。</text:p>
          </table:table-cell>
          <table:table-cell office:value-type="string" office:value="He mumbled to himself.">
            <text:p>He mumbled to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っと">
            <text:p>すっと</text:p>
          </table:table-cell>
          <table:table-cell office:value-type="string" office:value="すっと">
            <text:p>すっと</text:p>
          </table:table-cell>
          <table:table-cell office:value-type="string" office:value="(feel) refreshed, satisfied">
            <text:p>(feel) refreshed, satisfi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言いたいことを言ったら胸がすっとした。">
            <text:p>言いたいことを言ったら胸がすっとした。</text:p>
          </table:table-cell>
          <table:table-cell office:value-type="string" office:value="いいたい こと を いったら むね が すっと した。">
            <text:p>いいたい こと を いったら むね が すっと した。</text:p>
          </table:table-cell>
          <table:table-cell office:value-type="string" office:value="I felt satisfied after saying what I wanted to say.">
            <text:p>I felt satisfied after saying what I wanted to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々しい">
            <text:p>図々しい</text:p>
          </table:table-cell>
          <table:table-cell office:value-type="string" office:value="ずうずうしい">
            <text:p>ずうずうしい</text:p>
          </table:table-cell>
          <table:table-cell office:value-type="string" office:value="impudent, cheeky">
            <text:p>impudent, chee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何て図々しい人なんだろう。">
            <text:p>何て図々しい人なんだろう。</text:p>
          </table:table-cell>
          <table:table-cell office:value-type="string" office:value="なんて ずうずうしい ひと なんだろう。">
            <text:p>なんて ずうずうしい ひと なんだろう。</text:p>
          </table:table-cell>
          <table:table-cell office:value-type="string" office:value="What a cheeky fellow!">
            <text:p>What a cheeky fellow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っこり">
            <text:p>にっこり</text:p>
          </table:table-cell>
          <table:table-cell office:value-type="string" office:value="にっこり">
            <text:p>にっこり</text:p>
          </table:table-cell>
          <table:table-cell office:value-type="string" office:value="smiling brightly">
            <text:p>smiling brigh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にっこりほほえんだ。">
            <text:p>彼女はにっこりほほえんだ。</text:p>
          </table:table-cell>
          <table:table-cell office:value-type="string" office:value="かのじょ は にっこり ほほえんだ。">
            <text:p>かのじょ は にっこり ほほえんだ。</text:p>
          </table:table-cell>
          <table:table-cell office:value-type="string" office:value="She had a bright smile on her face.">
            <text:p>She had a bright smile on he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けち">
            <text:p>けち</text:p>
          </table:table-cell>
          <table:table-cell office:value-type="string" office:value="けち">
            <text:p>けち</text:p>
          </table:table-cell>
          <table:table-cell office:value-type="string" office:value="stingy, miser">
            <text:p>stingy, mis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金持ちだけど、けちね。">
            <text:p>彼は金持ちだけど、けちね。</text:p>
          </table:table-cell>
          <table:table-cell office:value-type="string" office:value="かれ は かねもち だ けど、けち ね。">
            <text:p>かれ は かねもち だ けど、けち ね。</text:p>
          </table:table-cell>
          <table:table-cell office:value-type="string" office:value="He is rich but stingy.">
            <text:p>He is rich but stin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つく">
            <text:p>追いつく</text:p>
          </table:table-cell>
          <table:table-cell office:value-type="string" office:value="おいつく">
            <text:p>おいつく</text:p>
          </table:table-cell>
          <table:table-cell office:value-type="string" office:value="catch up with">
            <text:p>catch up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駅でようやく彼に追いつきました。">
            <text:p>駅でようやく彼に追いつきました。</text:p>
          </table:table-cell>
          <table:table-cell office:value-type="string" office:value="えき で ようやく かれ に おいつきました 。">
            <text:p>えき で ようやく かれ に おいつきました 。</text:p>
          </table:table-cell>
          <table:table-cell office:value-type="string" office:value="I finally caught up with him at the station.">
            <text:p>I finally caught up with him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しゃみ">
            <text:p>くしゃみ</text:p>
          </table:table-cell>
          <table:table-cell office:value-type="string" office:value="くしゃみ">
            <text:p>くしゃみ</text:p>
          </table:table-cell>
          <table:table-cell office:value-type="string" office:value="sneeze">
            <text:p>sneez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風邪でくしゃみが止まりません。">
            <text:p>風邪でくしゃみが止まりません。</text:p>
          </table:table-cell>
          <table:table-cell office:value-type="string" office:value="かぜ で くしゃみ が とまりません。">
            <text:p>かぜ で くしゃみ が とまりません。</text:p>
          </table:table-cell>
          <table:table-cell office:value-type="string" office:value="I can't stop sneezing because of my cold.">
            <text:p>I can't stop sneezing because of my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ます">
            <text:p>冷ます</text:p>
          </table:table-cell>
          <table:table-cell office:value-type="string" office:value="さます">
            <text:p>さます</text:p>
          </table:table-cell>
          <table:table-cell office:value-type="string" office:value="let cool">
            <text:p>let coo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茶がとても熱かったので冷ましてから飲んだの。">
            <text:p>お茶がとても熱かったので冷ましてから飲んだの。</text:p>
          </table:table-cell>
          <table:table-cell office:value-type="string" office:value="おちゃ が とても あつかった ので さまして から のんだ の。">
            <text:p>おちゃ が とても あつかった ので さまして から のんだ の。</text:p>
          </table:table-cell>
          <table:table-cell office:value-type="string" office:value="Because the tea was very hot, I let it cool before I drank it.">
            <text:p>Because the tea was very hot, I let it cool before I drank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らしない">
            <text:p>だらしない</text:p>
          </table:table-cell>
          <table:table-cell office:value-type="string" office:value="だらしない">
            <text:p>だらしない</text:p>
          </table:table-cell>
          <table:table-cell office:value-type="string" office:value="untidy, sloppy">
            <text:p>untidy, slopp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だらしない格好をしないでください。">
            <text:p>だらしない格好をしないでください。</text:p>
          </table:table-cell>
          <table:table-cell office:value-type="string" office:value="だらしない かっこう を しないで ください。">
            <text:p>だらしない かっこう を しないで ください。</text:p>
          </table:table-cell>
          <table:table-cell office:value-type="string" office:value="Please don't dress sloppily.">
            <text:p>Please don't dress slopp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甘やかす">
            <text:p>甘やかす</text:p>
          </table:table-cell>
          <table:table-cell office:value-type="string" office:value="あまやかす">
            <text:p>あまやかす</text:p>
          </table:table-cell>
          <table:table-cell office:value-type="string" office:value="be indulgent to, spoil">
            <text:p>be indulgent to, spo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を甘やかしてはいけないの。">
            <text:p>子供を甘やかしてはいけないの。</text:p>
          </table:table-cell>
          <table:table-cell office:value-type="string" office:value="こども を あまやかして は いけない の。">
            <text:p>こども を あまやかして は いけない の。</text:p>
          </table:table-cell>
          <table:table-cell office:value-type="string" office:value="You must not spoil your children.">
            <text:p>You must not spoil you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らいら">
            <text:p>いらいら</text:p>
          </table:table-cell>
          <table:table-cell office:value-type="string" office:value="いらいら">
            <text:p>いらいら</text:p>
          </table:table-cell>
          <table:table-cell office:value-type="string" office:value="irritated">
            <text:p>irritat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朝からいらいらしている。">
            <text:p>彼女は朝からいらいらしている。</text:p>
          </table:table-cell>
          <table:table-cell office:value-type="string" office:value="かのじょ は あさ から いらいら して いる。">
            <text:p>かのじょ は あさ から いらいら して いる。</text:p>
          </table:table-cell>
          <table:table-cell office:value-type="string" office:value="She's been feeling irritated since this morning.">
            <text:p>She's been feeling irritated since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指">
            <text:p>薬指</text:p>
          </table:table-cell>
          <table:table-cell office:value-type="string" office:value="くすりゆび">
            <text:p>くすりゆび</text:p>
          </table:table-cell>
          <table:table-cell office:value-type="string" office:value="ring finger">
            <text:p>ring fi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薬指に指輪をはめています。">
            <text:p>彼女は薬指に指輪をはめています。</text:p>
          </table:table-cell>
          <table:table-cell office:value-type="string" office:value="かのじょ は くすりゆび に ゆびわ を はめて います。">
            <text:p>かのじょ は くすりゆび に ゆびわ を はめて います。</text:p>
          </table:table-cell>
          <table:table-cell office:value-type="string" office:value="She has a ring on her ring finger.">
            <text:p>She has a ring on her ring 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ろのろ">
            <text:p>のろのろ</text:p>
          </table:table-cell>
          <table:table-cell office:value-type="string" office:value="のろのろ">
            <text:p>のろのろ</text:p>
          </table:table-cell>
          <table:table-cell office:value-type="string" office:value="slowly, sluggishly">
            <text:p>slowly, sluggish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車は雪道をのろのろと走ったの。">
            <text:p>車は雪道をのろのろと走ったの。</text:p>
          </table:table-cell>
          <table:table-cell office:value-type="string" office:value="くるま は ゆきみち を のろのろ と はしった の。">
            <text:p>くるま は ゆきみち を のろのろ と はしった の。</text:p>
          </table:table-cell>
          <table:table-cell office:value-type="string" office:value="The car drove very slowly on the snowy road.">
            <text:p>The car drove very slowly on the snowy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イント">
            <text:p>ポイント</text:p>
          </table:table-cell>
          <table:table-cell office:value-type="string" office:value="ポイント">
            <text:p>ポイント</text:p>
          </table:table-cell>
          <table:table-cell office:value-type="string" office:value="point">
            <text:p>poi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話のポイントを書き取った。">
            <text:p>話のポイントを書き取った。</text:p>
          </table:table-cell>
          <table:table-cell office:value-type="string" office:value="はなし の ポイント を かきとった 。">
            <text:p>はなし の ポイント を かきとった 。</text:p>
          </table:table-cell>
          <table:table-cell office:value-type="string" office:value="I wrote down the main points of what was said.">
            <text:p>I wrote down the main points of what was said.</text:p>
          </table:table-cell>
          <table:table-cell office:value-type="string" office:value="先生が授業のポイントを黒板に書いた。">
            <text:p>先生が授業のポイントを黒板に書いた。</text:p>
          </table:table-cell>
          <table:table-cell office:value-type="string" office:value="せんせい が じゅぎょう の ポイント を こくばん に かいた。">
            <text:p>せんせい が じゅぎょう の ポイント を こくばん に かいた。</text:p>
          </table:table-cell>
          <table:table-cell office:value-type="string" office:value="The teacher wrote the points of the class on the blackboard.">
            <text:p>The teacher wrote the points of the class on the blackboard.</text:p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業">
            <text:p>工業</text:p>
          </table:table-cell>
          <table:table-cell office:value-type="string" office:value="こうぎょう">
            <text:p>こうぎょう</text:p>
          </table:table-cell>
          <table:table-cell office:value-type="string" office:value="industry, the manufacturing industry">
            <text:p>industry, the manufacturing indu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こは工業都市だ。">
            <text:p>そこは工業都市だ。</text:p>
          </table:table-cell>
          <table:table-cell office:value-type="string" office:value="そこ は こうぎょう とし だ。">
            <text:p>そこ は こうぎょう とし だ。</text:p>
          </table:table-cell>
          <table:table-cell office:value-type="string" office:value="It's an industrial city.">
            <text:p>It's an industrial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造">
            <text:p>構造</text:p>
          </table:table-cell>
          <table:table-cell office:value-type="string" office:value="こうぞう">
            <text:p>こうぞう</text:p>
          </table:table-cell>
          <table:table-cell office:value-type="string" office:value="construction, structure">
            <text:p>construction, stru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建物の構造は複雑です。">
            <text:p>この建物の構造は複雑です。</text:p>
          </table:table-cell>
          <table:table-cell office:value-type="string" office:value="この たてもの の こうぞう は ふくざつ です。">
            <text:p>この たてもの の こうぞう は ふくざつ です。</text:p>
          </table:table-cell>
          <table:table-cell office:value-type="string" office:value="The structure of this building is complex.">
            <text:p>The structure of this building is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すが">
            <text:p>さすが</text:p>
          </table:table-cell>
          <table:table-cell office:value-type="string" office:value="さすが">
            <text:p>さすが</text:p>
          </table:table-cell>
          <table:table-cell office:value-type="string" office:value="just as expected, true to reputation">
            <text:p>just as expected, true to reputa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すごいな、さすがだね。">
            <text:p>すごいな、さすがだね。</text:p>
          </table:table-cell>
          <table:table-cell office:value-type="string" office:value="すごい な、さすが だ ね。">
            <text:p>すごい な、さすが だ ね。</text:p>
          </table:table-cell>
          <table:table-cell office:value-type="string" office:value="You are great just as I expected.">
            <text:p>You are great just as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すが">
            <text:p>さすが</text:p>
          </table:table-cell>
          <table:table-cell office:value-type="string" office:value="さすが">
            <text:p>さすが</text:p>
          </table:table-cell>
          <table:table-cell office:value-type="string" office:value="just as expected, true to reputation">
            <text:p>just as expected, true to reputa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すごいな、さすがだね。">
            <text:p>すごいな、さすがだね。</text:p>
          </table:table-cell>
          <table:table-cell office:value-type="string" office:value="すごい な、さすが だ ね。">
            <text:p>すごい な、さすが だ ね。</text:p>
          </table:table-cell>
          <table:table-cell office:value-type="string" office:value="You are great just as I expected.">
            <text:p>You are great just as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